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7.91mm"/>
    </style:style>
    <style:style style:name="co4" style:family="table-column">
      <style:table-column-properties fo:break-before="auto" style:column-width="120.74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59.43mm"/>
    </style:style>
    <style:style style:name="co7" style:family="table-column">
      <style:table-column-properties fo:break-before="auto" style:column-width="124.99mm"/>
    </style:style>
    <style:style style:name="co8" style:family="table-column">
      <style:table-column-properties fo:break-before="auto" style:column-width="10.85mm"/>
    </style:style>
    <style:style style:name="co9" style:family="table-column">
      <style:table-column-properties fo:break-before="auto" style:column-width="22.86mm"/>
    </style:style>
    <style:style style:name="co10" style:family="table-column">
      <style:table-column-properties fo:break-before="auto" style:column-width="64.49mm"/>
    </style:style>
    <style:style style:name="co11" style:family="table-column">
      <style:table-column-properties fo:break-before="auto" style:column-width="110.7mm"/>
    </style:style>
    <style:style style:name="co12" style:family="table-column">
      <style:table-column-properties fo:break-before="auto" style:column-width="140.65mm"/>
    </style:style>
    <style:style style:name="co13" style:family="table-column">
      <style:table-column-properties fo:break-before="auto" style:column-width="14.32mm"/>
    </style:style>
    <style:style style:name="co14" style:family="table-column">
      <style:table-column-properties fo:break-before="auto" style:column-width="6.23mm"/>
    </style:style>
    <style:style style:name="co15" style:family="table-column">
      <style:table-column-properties fo:break-before="auto" style:column-width="96.78mm"/>
    </style:style>
    <style:style style:name="co16" style:family="table-column">
      <style:table-column-properties fo:break-before="auto" style:column-width="4.64mm"/>
    </style:style>
    <style:style style:name="co17" style:family="table-column">
      <style:table-column-properties fo:break-before="auto" style:column-width="20.87mm"/>
    </style:style>
    <style:style style:name="co18" style:family="table-column">
      <style:table-column-properties fo:break-before="auto" style:column-width="82.59mm"/>
    </style:style>
    <style:style style:name="co19" style:family="table-column">
      <style:table-column-properties fo:break-before="auto" style:column-width="17.8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13.42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17.37mm" fo:break-before="auto" style:use-optimal-row-height="true"/>
    </style:style>
    <style:style style:name="ro5" style:family="table-row">
      <style:table-row-properties style:row-height="17.89mm" fo:break-before="auto" style:use-optimal-row-height="true"/>
    </style:style>
    <style:style style:name="ro6" style:family="table-row">
      <style:table-row-properties style:row-height="25.79mm" fo:break-before="auto" style:use-optimal-row-height="true"/>
    </style:style>
    <style:style style:name="ro7" style:family="table-row">
      <style:table-row-properties style:row-height="16.85mm" fo:break-before="auto" style:use-optimal-row-height="true"/>
    </style:style>
    <style:style style:name="ro8" style:family="table-row">
      <style:table-row-properties style:row-height="10.85mm" fo:break-before="auto" style:use-optimal-row-height="false"/>
    </style:style>
    <style:style style:name="ro9" style:family="table-row">
      <style:table-row-properties style:row-height="18.42mm" fo:break-before="auto" style:use-optimal-row-height="true"/>
    </style:style>
    <style:style style:name="ro10" style:family="table-row">
      <style:table-row-properties style:row-height="13.95mm" fo:break-before="auto" style:use-optimal-row-height="true"/>
    </style:style>
    <style:style style:name="ro11" style:family="table-row">
      <style:table-row-properties style:row-height="12.36mm" fo:break-before="auto" style:use-optimal-row-height="true"/>
    </style:style>
    <style:style style:name="ro12" style:family="table-row">
      <style:table-row-properties style:row-height="4.52mm" fo:break-before="auto" style:use-optimal-row-height="true"/>
    </style:style>
    <style:style style:name="ro13" style:family="table-row">
      <style:table-row-properties style:row-height="7.88mm" fo:break-before="auto" style:use-optimal-row-height="true"/>
    </style:style>
    <style:style style:name="ro1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Liberation Sans" fo:font-size="12pt" style:font-size-asian="12pt" style:font-size-complex="12pt"/>
    </style:style>
    <style:style style:name="ce35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aa95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e994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 style:data-style-name="N37"/>
    <style:style style:name="ce3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66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6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ext-properties fo:font-style="italic" style:font-style-asian="italic" style:font-style-complex="italic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fo:font-size="9pt" style:font-size-asian="9pt" style:font-size-complex="9pt"/>
    </style:style>
    <style:style style:name="ce47" style:family="table-cell" style:parent-style-name="Default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33">
      <style:table-cell-properties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33">
      <style:table-cell-properties fo:background-color="#ffaa95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 style:data-style-name="N33">
      <style:table-cell-properties fo:background-color="#ffe994" fo:wrap-option="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wrap-option="no-wrap"/>
      <style:paragraph-properties fo:text-align="center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ffaa95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wrap-option="no-wrap"/>
      <style:text-properties fo:font-size="9pt" style:font-size-asian="9pt" style:font-size-complex="9pt"/>
    </style:style>
    <style:style style:name="ce57" style:family="table-cell" style:parent-style-name="Default">
      <style:table-cell-properties fo:background-color="#ffe994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background-color="#ffe994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aa95" fo:wrap-option="no-wrap"/>
      <style:text-properties style:use-window-font-color="true" style:text-outline="false" style:text-line-through-style="none" style:text-line-through-type="none" style:font-name="Liberation Sans" fo:font-size="9pt" fo:language="en" fo:country="GB" fo:font-style="italic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wrap-option="no-wrap"/>
    </style:style>
    <style:style style:name="ce9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85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 style:data-style-name="N125"/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3465a4" fo:font-size="8pt" style:font-size-asian="8pt" style:font-size-complex="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number-columns-repeated="2" table:default-cell-style-name="ce16"/>
        <table:table-row table:style-name="ro1">
          <table:table-cell table:style-name="ce26" office:value-type="string" calcext:value-type="string">
            <text:p>Lec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Topic</text:p>
          </table:table-cell>
          <table:table-cell table:style-name="ce26" office:value-type="string" calcext:value-type="string">
            <text:p>Details</text:p>
          </table:table-cell>
          <table:table-cell table:style-name="ce26" office:value-type="string" calcext:value-type="string">
            <text:p>Resources</text:p>
          </table:table-cell>
        </table:table-row>
        <table:table-row table:style-name="ro2">
          <table:table-cell table:style-name="ce29" office:value-type="float" office:value="1" calcext:value-type="float">
            <text:p>1</text:p>
          </table:table-cell>
          <table:table-cell table:style-name="ce35" office:value-type="date" office:date-value="2024-01-09" calcext:value-type="date">
            <text:p>09/Jan</text:p>
          </table:table-cell>
          <table:table-cell table:style-name="ce29" office:value-type="string" calcext:value-type="string">
            <text:p>Introductions and installations</text:p>
          </table:table-cell>
          <table:table-cell table:style-name="ce29" office:value-type="string" calcext:value-type="string">
            <text:p><text:span text:style-name="T1">[slides](</text:span><text:span text:style-name="T2">../_xaringan_slides/lecture01/lecture01.Rmd</text:span><text:span text:style-name="T1">)</text:span> <text:span text:style-name="T3">([PDF](</text:span><text:span text:style-name="T3"><text:a xlink:href="https://github.com/BIOS-538/BIOS-538.github.io/blob/main/_xaringan_slides/lecture01/lecture01.pdf" xlink:type="simple">https://github.com/BIOS-538/BIOS-538.github.io/blob/main/_xaringan_slides/lecture01/lecture01.pdf</text:a></text:span><text:span text:style-name="T4">))</text:span></text:p>
          </table:table-cell>
          <table:table-cell table:style-name="ce29" office:value-type="string" calcext:value-type="string">
            <text:p><text:span text:style-name="T1">[Setting up R and friends](</text:span><text:span text:style-name="T1"><text:a xlink:href="https://r-cubed-intro.rostools.org/preamble/pre-course#sec-install-programs" xlink:type="simple">https://r-cubed-intro.rostools.org/preamble/pre-course#sec-install-programs</text:a></text:span><text:span text:style-name="T1">)</text:span>: Win/Mac/Linux </text:p>
          </table:table-cell>
        </table:table-row>
        <table:table-row table:style-name="ro3">
          <table:table-cell table:style-name="ce29" office:value-type="float" office:value="2" calcext:value-type="float">
            <text:p>2</text:p>
          </table:table-cell>
          <table:table-cell table:style-name="ce35" office:value-type="date" office:date-value="2024-01-11" calcext:value-type="date">
            <text:p>11/Jan</text:p>
          </table:table-cell>
          <table:table-cell table:style-name="ce29" office:value-type="string" calcext:value-type="string">
            <text:p>Refresher in statistics, hands-on activity</text:p>
          </table:table-cell>
          <table:table-cell table:style-name="ce29" office:value-type="string" calcext:value-type="string">
            <text:p>working with distributions - *without a computer.* <text:span text:style-name="T1">[slides](lecture02.qmd)</text:span></text:p>
          </table:table-cell>
          <table:table-cell table:style-name="ce32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13" office:value-type="date" office:date-value="2024-01-16" calcext:value-type="date">
            <text:p>16/Jan</text:p>
          </table:table-cell>
          <table:table-cell table:style-name="ce3" office:value-type="string" calcext:value-type="string">
            <text:p>No class</text:p>
          </table:table-cell>
          <table:table-cell table:style-name="ce21" office:value-type="string" calcext:value-type="string">
            <text:p>Hard freeze day</text:p>
          </table:table-cell>
          <table:table-cell table:style-name="ce21"/>
        </table:table-row>
        <table:table-row table:style-name="ro4">
          <table:table-cell table:style-name="ce29" office:value-type="float" office:value="3" calcext:value-type="float">
            <text:p>3</text:p>
          </table:table-cell>
          <table:table-cell table:style-name="ce35" office:value-type="date" office:date-value="2024-01-18" calcext:value-type="date">
            <text:p>18/Jan</text:p>
          </table:table-cell>
          <table:table-cell table:style-name="ce29" office:value-type="string" calcext:value-type="string">
            <text:p>R basics, datatypes</text:p>
          </table:table-cell>
          <table:table-cell table:style-name="ce29" office:value-type="string" calcext:value-type="string">
            <text:p>navigating Rstudio, syntax, data types, functions, data frames/tibbles, debugging and looking for help. <text:span text:style-name="T1">[slides](lecture03.qmd) ([worksheet](scripts/class3_R-basics.R), [practice](scripts/class3_R-datatypes_practice.R))</text:span></text:p>
          </table:table-cell>
          <table:table-cell table:style-name="ce86" office:value-type="string" calcext:value-type="string">
            <text:p>[Swirl](<text:a xlink:href="https://swirlstats.com/students.html" xlink:type="simple">https://swirlstats.com/students.html</text:a>): [R programming](<text:a xlink:href="http://swirlstats.com/scn/rprog.html" xlink:type="simple">http://swirlstats.com/scn/rprog.html</text:a>) tutorial. [base R cheatsheet](<text:a xlink:href="https://geomoer.github.io/moer-base-r/assets/data/cheatsheets/base-r.pdf).PDF" xlink:type="simple">https://geomoer.github.io/moer-base-r/assets/data/cheatsheets/base-r.pdf).PDF</text:a>; [vectors](<text:a xlink:href="https://tim-smith.us/arrgh/atomic.html" xlink:type="simple">https://tim-smith.us/arrgh/atomic.html</text:a>) <text:span text:style-name="T6">quick ref.</text:span></text:p>
          </table:table-cell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5" office:value-type="date" office:date-value="2024-01-23" calcext:value-type="date">
            <text:p>23/Jan</text:p>
          </table:table-cell>
          <table:table-cell table:style-name="ce29" office:value-type="string" calcext:value-type="string">
            <text:p>R basics 2</text:p>
          </table:table-cell>
          <table:table-cell table:style-name="ce29" office:value-type="string" calcext:value-type="string">
            <text:p>List, subsetting, data.frame, if()..else</text:p>
          </table:table-cell>
          <table:table-cell table:style-name="ce29"/>
        </table:table-row>
        <table:table-row table:style-name="ro2">
          <table:table-cell table:style-name="ce29" office:value-type="float" office:value="5" calcext:value-type="float">
            <text:p>5</text:p>
          </table:table-cell>
          <table:table-cell table:style-name="ce35" office:value-type="date" office:date-value="2024-01-25" calcext:value-type="date">
            <text:p>25/Jan</text:p>
          </table:table-cell>
          <table:table-cell table:style-name="ce32" office:value-type="string" calcext:value-type="string">
            <text:p>R basics 3</text:p>
          </table:table-cell>
          <table:table-cell table:style-name="ce29" office:value-type="string" calcext:value-type="string">
            <text:p>for() ; function(). <text:span text:style-name="T1">[announcements](lecture05.qmd)</text:span>; `.R` scripts: <text:span text:style-name="T1">[lec5_demo](scripts/class5_demo_loops-functions.R), [lec5_practice](scripts/class5_practice_loops-functions.R)</text:span></text:p>
          </table:table-cell>
          <table:table-cell table:style-name="ce29" office:value-type="string" calcext:value-type="string">
            <text:p>functions: <text:span text:style-name="T1">[fundamentals](</text:span><text:span text:style-name="T1"><text:a xlink:href="https://adv-r.hadley.nz/functions.html" xlink:type="simple">https://adv-r.hadley.nz/functions.html</text:a></text:span><text:span text:style-name="T1">). [practical use](</text:span><text:span text:style-name="T1"><text:a xlink:href="https://r4ds.hadley.nz/functions" xlink:type="simple">https://r4ds.hadley.nz/functions</text:a></text:span><text:span text:style-name="T1">).[Environments](</text:span><text:span text:style-name="T1"><text:a xlink:href="https://adv-r.hadley.nz/environments.html" xlink:type="simple">https://adv-r.hadley.nz/environments.html</text:a></text:span><text:span text:style-name="T1">), </text:span><text:span text:style-name="T6">with</text:span><text:span text:style-name="T1"> </text:span><text:span text:style-name="T6">illustrations</text:span></text:p>
          </table:table-cell>
        </table:table-row>
        <table:table-row table:style-name="ro2">
          <table:table-cell table:style-name="ce29" office:value-type="float" office:value="6" calcext:value-type="float">
            <text:p>6</text:p>
          </table:table-cell>
          <table:table-cell table:style-name="ce35" office:value-type="date" office:date-value="2024-01-30" calcext:value-type="date">
            <text:p>30/Jan</text:p>
          </table:table-cell>
          <table:table-cell table:style-name="ce29" office:value-type="string" calcext:value-type="string">
            <text:p>Basics 4 + Data wrangling in R with `tidyverse`, `dplyr`</text:p>
          </table:table-cell>
          <table:table-cell table:style-name="ce29" office:value-type="string" calcext:value-type="string">
            <text:p>More `function()`, vectorization ; Simple manipulation of `data.frames`/`tibbles` = data wrangling. <text:span text:style-name="T1">[slides](lecture07_tidyverse_intro.pptx)</text:span></text:p>
          </table:table-cell>
          <table:table-cell table:style-name="ce29" office:value-type="string" calcext:value-type="string">
            <text:p>Why <text:span text:style-name="T1">[vectorize?](</text:span><text:span text:style-name="T1"><text:a xlink:href="https://www.noamross.net/archives/2014-04-16-vectorization-in-r-why/" xlink:type="simple">https://www.noamross.net/archives/2014-04-16-vectorization-in-r-why/</text:a></text:span><text:span text:style-name="T1">); Merits of [tibbles](</text:span><text:span text:style-name="T1"><text:a xlink:href="https://tibble.tidyverse.org/articles/tibble.html" xlink:type="simple">https://tibble.tidyverse.org/articles/tibble.html</text:a></text:span><text:span text:style-name="T1">)</text:span></text:p>
          </table:table-cell>
        </table:table-row>
        <table:table-row table:style-name="ro5">
          <table:table-cell table:style-name="ce29" office:value-type="float" office:value="7" calcext:value-type="float">
            <text:p>7</text:p>
          </table:table-cell>
          <table:table-cell table:style-name="ce35" office:value-type="date" office:date-value="2024-02-01" calcext:value-type="date">
            <text:p>01/Feb</text:p>
          </table:table-cell>
          <table:table-cell table:style-name="ce29" office:value-type="string" calcext:value-type="string">
            <text:p>Data wrangling **workshop**</text:p>
          </table:table-cell>
          <table:table-cell table:style-name="ce29" office:value-type="string" calcext:value-type="string">
            <text:p>Load data from `.csv` or `excel` file, commands to arrange rows and columns.; re-hash concepts, get students to wrangle data to answer a question.  <text:span text:style-name="T1">[worksheet](scripts/class7_tidyverse_worksheet.R)</text:span></text:p>
          </table:table-cell>
          <table:table-cell table:style-name="ce86" office:value-type="string" calcext:value-type="string">
            <text:p>[dplyr cheatsheet](<text:a xlink:href="https://raw.githubusercontent.com/rstudio/cheatsheets/master/data-transformation.pdf" xlink:type="simple">https://raw.githubusercontent.com/rstudio/cheatsheets/master/data-transformation.pdf</text:a>) </text:p>
          </table:table-cell>
        </table:table-row>
        <table:table-row table:style-name="ro6">
          <table:table-cell table:style-name="ce29" office:value-type="float" office:value="8" calcext:value-type="float">
            <text:p>8</text:p>
          </table:table-cell>
          <table:table-cell table:style-name="ce35" office:value-type="date" office:date-value="2024-02-06" calcext:value-type="date">
            <text:p>06/Feb</text:p>
          </table:table-cell>
          <table:table-cell table:style-name="ce29" office:value-type="string" calcext:value-type="string">
            <text:p>`ggplot()` plotting</text:p>
          </table:table-cell>
          <table:table-cell table:style-name="ce25" office:value-type="string" calcext:value-type="string">
            <text:p>`ggplot`, `geom_point()` and `geom_line()`, interactive plots with `plotly::ggplotly()`. Principles of _“What should you show in a plot?”_. <text:span text:style-name="T1">[slides](lecture08.qmd]; [worksheet](scripts/_class8_ggplot_worksheet.Rmd) / [R sheet](assets/_class8_ggplot_worksheet.) ; [histdata](assets/histdata.csv), [pointsdata](assets/pointsdata.csv)</text:span></text:p>
          </table:table-cell>
          <table:table-cell table:style-name="ce29" office:value-type="string" calcext:value-type="string">
            <text:p>ggplot <text:span text:style-name="T1">[aesthetics/mapping](</text:span><text:span text:style-name="T1"><text:a xlink:href="https://clauswilke.com/dataviz/aesthetic-mapping.html" xlink:type="simple">https://clauswilke.com/dataviz/aesthetic-mapping.html</text:a></text:span><text:span text:style-name="T1">). [cheatsheet](</text:span><text:span text:style-name="T1"><text:a xlink:href="https://raw.githubusercontent.com/rstudio/cheatsheets/main/data-visualization.pdf" xlink:type="simple">https://raw.githubusercontent.com/rstudio/cheatsheets/main/data-visualization.pdf</text:a></text:span><text:span text:style-name="T1">)</text:span></text:p>
          </table:table-cell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13" office:value-type="date" office:date-value="2024-02-08" calcext:value-type="date">
            <text:p>08/Feb</text:p>
          </table:table-cell>
          <table:table-cell table:style-name="ce3" office:value-type="string" calcext:value-type="string">
            <text:p>No class</text:p>
          </table:table-cell>
          <table:table-cell table:style-name="ce3" office:value-type="string" calcext:value-type="string">
            <text:p>MONDAY SCHEDULE TODAY</text:p>
          </table:table-cell>
          <table:table-cell table:style-name="ce21"/>
        </table:table-row>
        <table:table-row table:style-name="ro7">
          <table:table-cell table:style-name="ce29" office:value-type="float" office:value="9" calcext:value-type="float">
            <text:p>9</text:p>
          </table:table-cell>
          <table:table-cell table:style-name="ce35" office:value-type="date" office:date-value="2024-02-13" calcext:value-type="date">
            <text:p>13/Feb</text:p>
          </table:table-cell>
          <table:table-cell table:style-name="ce29" office:value-type="string" calcext:value-type="string">
            <text:p>Version control using `git`</text:p>
          </table:table-cell>
          <table:table-cell table:style-name="ce29" office:value-type="string" calcext:value-type="string">
            <text:p>why version control? Setup git with Rstudio. Learn some command line basics : `cd`, `ls`, `git add, git commit`, `grep "function-name"`</text:p>
          </table:table-cell>
          <table:table-cell table:style-name="ce29" office:value-type="string" calcext:value-type="string">
            <text:p>Intro to git: <text:span text:style-name="T1">[lesson](https://uoftcoders.github.io/studyGroup/lessons/git/intro/lesson/); [philosophy of git](https://github.com/UofTCoders/studyGroup/blob/gh-pages/lessons/git/intro/philosophy_of_git.pdf)</text:span></text:p>
          </table:table-cell>
        </table:table-row>
        <table:table-row table:style-name="ro2">
          <table:table-cell table:style-name="ce29" office:value-type="float" office:value="10" calcext:value-type="float">
            <text:p>10</text:p>
          </table:table-cell>
          <table:table-cell table:style-name="ce35" office:value-type="date" office:date-value="2024-02-15" calcext:value-type="date">
            <text:p>15/Feb</text:p>
          </table:table-cell>
          <table:table-cell table:style-name="ce29" office:value-type="string" calcext:value-type="string">
            <text:p>`quarto`/`Rmarkdown` to produce reports</text:p>
          </table:table-cell>
          <table:table-cell table:style-name="ce29" office:value-type="string" calcext:value-type="string">
            <text:p>motivation for reproducible data analysis, benefits of localizing (*thoughts, code and outputs*) in one document. <text:span text:style-name="T1">[slides](lecture10.qmd)</text:span></text:p>
          </table:table-cell>
          <table:table-cell table:style-name="ce29" office:value-type="string" calcext:value-type="string">
            <text:p>What is <text:span text:style-name="T1">[Markdown?](</text:span><text:span text:style-name="T1"><text:a xlink:href="https://www.markdownguide.org/getting-started/" xlink:type="simple">https://www.markdownguide.org/getting-started/</text:a></text:span><text:span text:style-name="T1">), it’s [syntax](</text:span><text:span text:style-name="T1"><text:a xlink:href="https://www.markdownguide.org/cheat-sheet/" xlink:type="simple">https://www.markdownguide.org/cheat-sheet/</text:a></text:span><text:span text:style-name="T1">)[quarto introduction](</text:span><text:span text:style-name="T1"><text:a xlink:href="https://r4ds.hadley.nz/quarto" xlink:type="simple">https://r4ds.hadley.nz/quarto</text:a></text:span><text:span text:style-name="T1">). </text:span></text:p>
          </table:table-cell>
        </table:table-row>
        <table:table-row table:style-name="ro8">
          <table:table-cell table:style-name="ce29" office:value-type="float" office:value="11" calcext:value-type="float">
            <text:p>11</text:p>
          </table:table-cell>
          <table:table-cell table:style-name="ce35" office:value-type="date" office:date-value="2024-02-20" calcext:value-type="date">
            <text:p>20/Feb</text:p>
          </table:table-cell>
          <table:table-cell table:style-name="ce29" office:value-type="string" calcext:value-type="string">
            <text:p>Data -\&gt; figure pipeline from a research article, **workshop**</text:p>
          </table:table-cell>
          <table:table-cell table:style-name="ce29" office:value-type="string" calcext:value-type="string">
            <text:p>using `Rmd/quarto` to walk through the steps required to reproduce plots from a published paper</text:p>
          </table:table-cell>
          <table:table-cell table:style-name="ce32"/>
        </table:table-row>
        <table:table-row table:style-name="ro1">
          <table:table-cell table:style-name="ce29" office:value-type="float" office:value="12" calcext:value-type="float">
            <text:p>12</text:p>
          </table:table-cell>
          <table:table-cell table:style-name="ce35" office:value-type="date" office:date-value="2024-02-22" calcext:value-type="date">
            <text:p>22/Feb</text:p>
          </table:table-cell>
          <table:table-cell table:style-name="ce29" office:value-type="string" calcext:value-type="string">
            <text:p>Normal-distributions</text:p>
          </table:table-cell>
          <table:table-cell table:style-name="ce29" office:value-type="string" calcext:value-type="string">
            <text:p>_understand central limit theorem intuitively + using R simulations_; why \~normal is a useful default. Learn cases when it doesn't apply. Students distribution is got by sampling from a normal and calculating the mean. </text:p>
          </table:table-cell>
          <table:table-cell table:style-name="ce32"/>
        </table:table-row>
        <table:table-row table:style-name="ro1">
          <table:table-cell table:style-name="ce29" office:value-type="float" office:value="13" calcext:value-type="float">
            <text:p>13</text:p>
          </table:table-cell>
          <table:table-cell table:style-name="ce35" office:value-type="date" office:date-value="2024-02-27" calcext:value-type="date">
            <text:p>27/Feb</text:p>
          </table:table-cell>
          <table:table-cell table:style-name="ce29" office:value-type="string" calcext:value-type="string">
            <text:p>Intro to hypothesis testing (*t-tests*)</text:p>
          </table:table-cell>
          <table:table-cell table:style-name="ce29" office:value-type="string" calcext:value-type="string">
            <text:p>experimental science usually involves comparisons =\&gt; hence hypothesis testing to compare distributions / means. *Concept: Students t-distribution is got by sampling from a normal and calculating the mean.*</text:p>
          </table:table-cell>
          <table:table-cell table:style-name="ce32"/>
        </table:table-row>
        <table:table-row table:style-name="ro1">
          <table:table-cell table:style-name="ce29" office:value-type="float" office:value="14" calcext:value-type="float">
            <text:p>14</text:p>
          </table:table-cell>
          <table:table-cell table:style-name="ce35" office:value-type="date" office:date-value="2024-02-29" calcext:value-type="date">
            <text:p>29/Feb</text:p>
          </table:table-cell>
          <table:table-cell table:style-name="ce29" office:value-type="string" calcext:value-type="string">
            <text:p>Problems with p-values</text:p>
          </table:table-cell>
          <table:table-cell table:style-name="ce29" office:value-type="string" calcext:value-type="string">
            <text:p>motivate misunderstandings people have, how p-values contribute to non-reproducible science. *Touch upon Surprise value (S-value) ; alternatives : bayesian t.test - when to use them*</text:p>
          </table:table-cell>
          <table:table-cell table:style-name="ce32"/>
        </table:table-row>
        <table:table-row table:style-name="ro1">
          <table:table-cell table:style-name="ce29" office:value-type="float" office:value="15" calcext:value-type="float">
            <text:p>15</text:p>
          </table:table-cell>
          <table:table-cell table:style-name="ce35" office:value-type="date" office:date-value="2024-03-05" calcext:value-type="date">
            <text:p>05/Mar</text:p>
          </table:table-cell>
          <table:table-cell table:style-name="ce29" office:value-type="string" calcext:value-type="string">
            <text:p>Linear regression (*2 dimensional data*)</text:p>
          </table:table-cell>
          <table:table-cell table:style-name="ce29" office:value-type="string" calcext:value-type="string">
            <text:p>2D data with one independent variable. *Rehash straight line equation:* `y = mx + c`. \_show an interactive tutorial on how fitting works. Show `geom_smooth()` in R.</text:p>
          </table:table-cell>
          <table:table-cell table:style-name="ce32"/>
        </table:table-row>
        <table:table-row table:style-name="ro1">
          <table:table-cell table:style-name="Default" table:number-columns-repeated="4"/>
          <table:table-cell table:style-name="ce32"/>
        </table:table-row>
        <table:table-row table:style-name="ro3">
          <table:table-cell table:style-name="ce4" office:value-type="string" calcext:value-type="string">
            <text:p>-</text:p>
          </table:table-cell>
          <table:table-cell table:style-name="ce14" office:value-type="string" calcext:value-type="string">
            <text:p>4th or 5th/Mar</text:p>
          </table:table-cell>
          <table:table-cell table:style-name="ce19" office:value-type="string" calcext:value-type="string">
            <text:p>Review session</text:p>
          </table:table-cell>
          <table:table-cell table:style-name="ce19" office:value-type="string" calcext:value-type="string">
            <text:p>Summary of key concepts by TAs + Q &amp; A</text:p>
          </table:table-cell>
          <table:table-cell table:style-name="ce23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14" office:value-type="date" office:date-value="2024-03-07" calcext:value-type="date">
            <text:p>07/Mar</text:p>
          </table:table-cell>
          <table:table-cell table:style-name="ce4" office:value-type="string" calcext:value-type="string">
            <text:p>Midterm</text:p>
          </table:table-cell>
          <table:table-cell table:style-name="ce22" office:value-type="string" calcext:value-type="string">
            <text:p>**R***: tidyverse, plots, Rmarkdown*; **Stats**: *t-tests, problems with p-values, linear regressions* </text:p>
          </table:table-cell>
          <table:table-cell table:style-name="ce23"/>
        </table:table-row>
        <table:table-row table:style-name="ro1">
          <table:table-cell table:style-name="ce3" office:value-type="string" calcext:value-type="string">
            <text:p>-</text:p>
          </table:table-cell>
          <table:table-cell table:style-name="ce13" office:value-type="string" calcext:value-type="string">
            <text:p>9-17/Mar</text:p>
          </table:table-cell>
          <table:table-cell table:style-name="ce20" office:value-type="string" calcext:value-type="string">
            <text:p>Spring break</text:p>
          </table:table-cell>
          <table:table-cell table:style-name="ce3" office:value-type="string" calcext:value-type="string">
            <text:p>no class</text:p>
          </table:table-cell>
          <table:table-cell table:style-name="ce21"/>
        </table:table-row>
        <table:table-row table:style-name="ro1">
          <table:table-cell table:style-name="ce32"/>
          <table:table-cell table:style-name="ce35"/>
          <table:table-cell table:style-name="ce32" table:number-columns-repeated="3"/>
        </table:table-row>
        <table:table-row table:style-name="ro3">
          <table:table-cell table:style-name="ce29" office:value-type="float" office:value="17" calcext:value-type="float">
            <text:p>17</text:p>
          </table:table-cell>
          <table:table-cell table:style-name="ce35" office:value-type="date" office:date-value="2024-03-19" calcext:value-type="date">
            <text:p>19/Mar</text:p>
          </table:table-cell>
          <table:table-cell table:style-name="ce29" office:value-type="string" calcext:value-type="string">
            <text:p>Linear regression fitting</text:p>
          </table:table-cell>
          <table:table-cell table:style-name="ce29" office:value-type="string" calcext:value-type="string">
            <text:p>key concept is the % of variance explained by the fit. *Do `lm` and show how to interpret results and p.values*</text:p>
          </table:table-cell>
          <table:table-cell table:style-name="ce32"/>
        </table:table-row>
        <table:table-row table:style-name="ro3">
          <table:table-cell table:style-name="ce29" office:value-type="float" office:value="18" calcext:value-type="float">
            <text:p>18</text:p>
          </table:table-cell>
          <table:table-cell table:style-name="ce35" office:value-type="date" office:date-value="2024-03-21" calcext:value-type="date">
            <text:p>21/Mar</text:p>
          </table:table-cell>
          <table:table-cell table:style-name="ce29" office:value-type="string" calcext:value-type="string">
            <text:p>Re-capitulate t-tests using linear regression fitting</text:p>
          </table:table-cell>
          <table:table-cell table:style-name="ce15" office:value-type="string" calcext:value-type="string">
            <text:p>*hypothesis testing is akin to fitting 1D data + 2nd D of categorical variable*</text:p>
          </table:table-cell>
          <table:table-cell table:style-name="ce32"/>
        </table:table-row>
        <table:table-row table:style-name="ro3">
          <table:table-cell table:style-name="ce29" office:value-type="float" office:value="19" calcext:value-type="float">
            <text:p>19</text:p>
          </table:table-cell>
          <table:table-cell table:style-name="ce35" office:value-type="date" office:date-value="2024-03-26" calcext:value-type="date">
            <text:p>26/Mar</text:p>
          </table:table-cell>
          <table:table-cell table:style-name="ce29" office:value-type="string" calcext:value-type="string">
            <text:p>Data -\&gt; statistics pipeline from a research article, **workshop**</text:p>
          </table:table-cell>
          <table:table-cell table:style-name="ce29" office:value-type="string" calcext:value-type="string">
            <text:p>using `Rmd/quarto` to walk through the steps required to reproduce statistics from a published paper</text:p>
          </table:table-cell>
          <table:table-cell table:style-name="ce15" office:value-type="string" calcext:value-type="string">
            <text:p>*Assignment*: Turn in the in-class workshop as report</text:p>
          </table:table-cell>
        </table:table-row>
        <table:table-row table:style-name="ro9">
          <table:table-cell table:style-name="ce29" office:value-type="float" office:value="20" calcext:value-type="float">
            <text:p>20</text:p>
          </table:table-cell>
          <table:table-cell table:style-name="ce35" office:value-type="date" office:date-value="2024-03-28" calcext:value-type="date">
            <text:p>28/Mar</text:p>
          </table:table-cell>
          <table:table-cell table:style-name="ce29" office:value-type="string" calcext:value-type="string">
            <text:p>Non-linear regressions</text:p>
          </table:table-cell>
          <table:table-cell table:style-name="ce29" office:value-type="string" calcext:value-type="string">
            <text:p>examples: *fitting dose-response curves and bacterial growth curves*. Explain why initial conditions matter for nls, using self starting functions. `map; safely() workflow` to avoid breaking code due to convergence issues</text:p>
          </table:table-cell>
          <table:table-cell table:style-name="ce32"/>
        </table:table-row>
        <table:table-row table:style-name="ro9">
          <table:table-cell table:style-name="ce29" office:value-type="float" office:value="21" calcext:value-type="float">
            <text:p>21</text:p>
          </table:table-cell>
          <table:table-cell table:style-name="ce35" office:value-type="date" office:date-value="2024-04-02" calcext:value-type="date">
            <text:p>02/Apr</text:p>
          </table:table-cell>
          <table:table-cell table:style-name="ce29" office:value-type="string" calcext:value-type="string">
            <text:p>Bootstrapping</text:p>
          </table:table-cell>
          <table:table-cell table:style-name="ce29" office:value-type="string" calcext:value-type="string">
            <text:p>benefits: *a better non-parametric test without making any assumptions about the data distribution*; cost: <text:span text:style-name="T5">low powered; *using a vectorized workflow to achieve bootstrapping and simple hypothesis testing* </text:span></text:p>
          </table:table-cell>
          <table:table-cell table:style-name="ce89" office:value-type="string" calcext:value-type="string">
            <text:p>[Bootstrapping intro](<text:a xlink:href="https://www.tmwr.org/resampling#bootstrap" xlink:type="simple">https://www.tmwr.org/resampling#bootstrap</text:a>)</text:p>
          </table:table-cell>
        </table:table-row>
        <table:table-row table:style-name="ro10">
          <table:table-cell table:style-name="ce29" office:value-type="float" office:value="22" calcext:value-type="float">
            <text:p>22</text:p>
          </table:table-cell>
          <table:table-cell table:style-name="ce35" office:value-type="date" office:date-value="2024-04-04" calcext:value-type="date">
            <text:p>04/Apr</text:p>
          </table:table-cell>
          <table:table-cell table:style-name="ce29" office:value-type="string" calcext:value-type="string">
            <text:p>Working with higher dimensional data</text:p>
          </table:table-cell>
          <table:table-cell table:style-name="ce29" office:value-type="string" calcext:value-type="string">
            <text:p>explain dimensionality reduction concept. Techniques: `PCA`, weighted techniques, clustering. *likely using sequencing microbiome datasets examples* </text:p>
          </table:table-cell>
          <table:table-cell table:style-name="ce32"/>
        </table:table-row>
        <table:table-row table:style-name="ro3">
          <table:table-cell table:style-name="ce29" office:value-type="float" office:value="23" calcext:value-type="float">
            <text:p>23</text:p>
          </table:table-cell>
          <table:table-cell table:style-name="ce35" office:value-type="date" office:date-value="2024-04-09" calcext:value-type="date">
            <text:p>09/Apr</text:p>
          </table:table-cell>
          <table:table-cell table:style-name="ce29" office:value-type="string" calcext:value-type="string">
            <text:p>critique statistics from a research article, **workshop**</text:p>
          </table:table-cell>
          <table:table-cell table:style-name="ce29" office:value-type="string" calcext:value-type="string">
            <text:p>using `Rmd/quarto` to recreate statistics from a published paper, finding faults, redoing analysis with better methods</text:p>
          </table:table-cell>
          <table:table-cell table:style-name="ce32"/>
        </table:table-row>
        <table:table-row table:style-name="ro3">
          <table:table-cell table:style-name="ce15" office:value-type="float" office:value="24" calcext:value-type="float">
            <text:p>24</text:p>
          </table:table-cell>
          <table:table-cell table:style-name="ce35" office:value-type="date" office:date-value="2024-04-11" calcext:value-type="date">
            <text:p>11/Apr</text:p>
          </table:table-cell>
          <table:table-cell table:style-name="ce29" office:value-type="string" calcext:value-type="string">
            <text:p>Using AI based tools to speed up writing code</text:p>
          </table:table-cell>
          <table:table-cell table:style-name="ce32" office:value-type="string" calcext:value-type="string">
            <text:p/>
          </table:table-cell>
          <table:table-cell table:style-name="ce32"/>
        </table:table-row>
        <table:table-row table:style-name="ro11">
          <table:table-cell table:style-name="ce29" office:value-type="float" office:value="25" calcext:value-type="float">
            <text:p>25</text:p>
          </table:table-cell>
          <table:table-cell table:style-name="ce35" office:value-type="date" office:date-value="2024-04-16" calcext:value-type="date">
            <text:p>16/Apr</text:p>
          </table:table-cell>
          <table:table-cell table:style-name="ce29" office:value-type="string" calcext:value-type="string">
            <text:p>Student presentations 1</text:p>
          </table:table-cell>
          <table:table-cell table:style-name="ce32" office:value-type="string" calcext:value-type="string">
            <text:p>Bring your own dataset, apply statistical analysis, present written report and presentation</text:p>
          </table:table-cell>
          <table:table-cell table:style-name="ce86" office:value-type="string" calcext:value-type="string">
            <text:p>[Ethics](<text:a xlink:href="https://www.reddit.com/r/learnprogramming/comments/1796ftz/why_is_codeium_and_github_copilot_unethical_why/" xlink:type="simple">https://www.reddit.com/r/learnprogramming/comments/1796ftz/why_is_codeium_and_github_copilot_unethical_why/</text:a>) ; [LLMs overview](<text:a xlink:href="https://intro2r.library.duke.edu/ai.html" xlink:type="simple">https://intro2r.library.duke.edu/ai.html</text:a>)</text:p>
          </table:table-cell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35" office:value-type="date" office:date-value="2024-04-18" calcext:value-type="date">
            <text:p>18/Apr</text:p>
          </table:table-cell>
          <table:table-cell table:style-name="ce29" office:value-type="string" calcext:value-type="string">
            <text:p>Student presentations 2</text:p>
          </table:table-cell>
          <table:table-cell table:style-name="ce32" office:value-type="string" calcext:value-type="string">
            <text:p>“</text:p>
          </table:table-cell>
          <table:table-cell table:style-name="ce32"/>
        </table:table-row>
        <table:table-row table:style-name="ro1">
          <table:table-cell table:number-columns-repeated="2" table:style-name="Default" office:value-type="string" calcext:value-type="string">
            <text:p>?</text:p>
          </table:table-cell>
          <table:table-cell table:style-name="Default" office:value-type="string" calcext:value-type="string">
            <text:p>more presentations?</text:p>
          </table:table-cell>
          <table:table-cell table:style-name="Default"/>
          <table:table-cell table:style-name="ce32"/>
        </table:table-row>
        <table:table-row table:style-name="ro1">
          <table:table-cell table:style-name="Default" table:number-columns-repeated="2"/>
          <table:table-cell table:style-name="ce29"/>
          <table:table-cell table:style-name="ce32" table:number-columns-repeated="2"/>
        </table:table-row>
        <table:table-row table:style-name="ro1">
          <table:table-cell table:style-name="ce4" office:value-type="string" calcext:value-type="string">
            <text:p>-</text:p>
          </table:table-cell>
          <table:table-cell table:style-name="ce14" office:value-type="string" calcext:value-type="string">
            <text:p>24-30/Apr</text:p>
          </table:table-cell>
          <table:table-cell table:style-name="ce4" office:value-type="string" calcext:value-type="string">
            <text:p>Final exam</text:p>
          </table:table-cell>
          <table:table-cell table:style-name="ce23"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 table:number-rows-repeated="104853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st_sml" table:style-name="ta1">
        <table:table-column table:style-name="co5" table:default-cell-style-name="ce44"/>
        <table:table-column table:style-name="co2" table:default-cell-style-name="ce35"/>
        <table:table-column table:style-name="co6" table:default-cell-style-name="ce44"/>
        <table:table-column table:style-name="co7" table:default-cell-style-name="ce44"/>
        <table:table-row table:style-name="ro1">
          <table:table-cell table:style-name="ce43" office:value-type="string" calcext:value-type="string">
            <text:p>Lec</text:p>
          </table:table-cell>
          <table:table-cell table:style-name="ce43" office:value-type="string" calcext:value-type="string">
            <text:p>Date</text:p>
          </table:table-cell>
          <table:table-cell table:style-name="ce43" office:value-type="string" calcext:value-type="string">
            <text:p>Topic</text:p>
          </table:table-cell>
          <table:table-cell table:style-name="ce43" office:value-type="string" calcext:value-type="string">
            <text:p>Detai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4-01-09" calcext:value-type="date">
            <text:p>09/Jan</text:p>
          </table:table-cell>
          <table:table-cell office:value-type="string" calcext:value-type="string">
            <text:p>Introductions and installations</text:p>
          </table:table-cell>
          <table:table-cell office:value-type="string" calcext:value-type="string">
            <text:p>[slides](lecture01.Rmd) ([PDF](<text:a xlink:href="https://bios-538.github.io/" xlink:type="simple">https://bios-538.github.io/</text:a>))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date" office:date-value="2024-01-25" calcext:value-type="date">
            <text:p>25/Jan</text:p>
          </table:table-cell>
          <table:table-cell office:value-type="string" calcext:value-type="string">
            <text:p>R basics contd.</text:p>
          </table:table-cell>
          <table:table-cell office:value-type="string" calcext:value-type="string">
            <text:p>for() ; function() and vectorization</text:p>
            <text:p>[lec5_demo](scripts/class5_demo_loops-functions.R), [lec5_practice](scripts/class5_practice_loops-functions.R)</text:p>
          </table:table-cell>
        </table:table-row>
      </table:table>
      <table:table table:name="test_4" table:style-name="ta1">
        <table:table-column table:style-name="co8" table:default-cell-style-name="Default"/>
        <table:table-column table:style-name="co9" table:default-cell-style-name="ce46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6" office:value-type="string" calcext:value-type="string">
            <text:p>Lec</text:p>
          </table:table-cell>
          <table:table-cell table:style-name="ce45" office:value-type="string" calcext:value-type="string">
            <text:p>Date</text:p>
          </table:table-cell>
          <table:table-cell table:style-name="ce26" office:value-type="string" calcext:value-type="string">
            <text:p>Topic</text:p>
          </table:table-cell>
          <table:table-cell table:style-name="ce26" office:value-type="string" calcext:value-type="string">
            <text:p>Details</text:p>
          </table:table-cell>
          <table:table-cell table:style-name="ce26" office:value-type="string" calcext:value-type="string">
            <text:p>Resources</text:p>
          </table:table-cell>
        </table:table-row>
        <table:table-row table:style-name="ro9">
          <table:table-cell table:style-name="ce29" office:value-type="float" office:value="1" calcext:value-type="float">
            <text:p>1</text:p>
          </table:table-cell>
          <table:table-cell table:style-name="ce35" office:value-type="date" office:date-value="2024-01-09" calcext:value-type="date">
            <text:p>09/Jan</text:p>
          </table:table-cell>
          <table:table-cell table:style-name="ce29" office:value-type="string" calcext:value-type="string">
            <text:p>Introductions and installations</text:p>
          </table:table-cell>
          <table:table-cell table:style-name="ce29" office:value-type="string" calcext:value-type="string">
            <text:p>[slides](../_xaringan_slides/lecture01/lecture01.Rmd) ([PDF](<text:a xlink:href="https://github.com/BIOS-538/BIOS-538.github.io/blob/main/_xaringan_slides/lecture01/lecture01.pdf" xlink:type="simple">https://github.com/BIOS-538/BIOS-538.github.io/blob/main/_xaringan_slides/lecture01/lecture01.pdf</text:a>))</text:p>
          </table:table-cell>
          <table:table-cell table:style-name="ce29" office:value-type="string" calcext:value-type="string">
            <text:p>[Setting up R and friends](https://r-cubed-intro.rostools.org/preamble/pre-course#sec-install-programs): Win/Mac/Linux </text:p>
          </table:table-cell>
        </table:table-row>
        <table:table-row table:style-name="ro3">
          <table:table-cell table:style-name="ce29" office:value-type="float" office:value="2" calcext:value-type="float">
            <text:p>2</text:p>
          </table:table-cell>
          <table:table-cell table:style-name="ce35" office:value-type="date" office:date-value="2024-01-11" calcext:value-type="date">
            <text:p>11/Jan</text:p>
          </table:table-cell>
          <table:table-cell table:style-name="ce29" office:value-type="string" calcext:value-type="string">
            <text:p>Refresher in statistics, hands-on activity</text:p>
          </table:table-cell>
          <table:table-cell table:style-name="ce29" office:value-type="string" calcext:value-type="string">
            <text:p>working with distributions - *without a computer.* [slides](lecture02.qmd)</text:p>
          </table:table-cell>
          <table:table-cell table:style-name="ce32"/>
        </table:table-row>
        <table:table-row table:style-name="ro1">
          <table:table-cell table:style-name="ce29" office:value-type="string" calcext:value-type="string">
            <text:p>-</text:p>
          </table:table-cell>
          <table:table-cell table:style-name="ce35" office:value-type="date" office:date-value="2024-01-16" calcext:value-type="date">
            <text:p>16/Jan</text:p>
          </table:table-cell>
          <table:table-cell table:style-name="ce29" office:value-type="string" calcext:value-type="string">
            <text:p>NO CLASS; Hard freeze day</text:p>
          </table:table-cell>
          <table:table-cell table:style-name="ce32" table:number-columns-repeated="2"/>
        </table:table-row>
        <table:table-row table:style-name="ro9">
          <table:table-cell table:style-name="ce29" office:value-type="float" office:value="3" calcext:value-type="float">
            <text:p>3</text:p>
          </table:table-cell>
          <table:table-cell table:style-name="ce35" office:value-type="date" office:date-value="2024-01-18" calcext:value-type="date">
            <text:p>18/Jan</text:p>
          </table:table-cell>
          <table:table-cell table:style-name="ce29" office:value-type="string" calcext:value-type="string">
            <text:p>R basics, datatypes and control flow</text:p>
          </table:table-cell>
          <table:table-cell table:style-name="ce29" office:value-type="string" calcext:value-type="string">
            <text:p>navigating Rstudio, syntax, data types, functions, data frames/tibbles, debugging and looking for help. [slides](lecture03.qmd) ([worksheet](scripts/class3_R-basics.R), [practice](scripts/class3_R-datatypes_practice.R))</text:p>
          </table:table-cell>
          <table:table-cell table:style-name="ce29" office:value-type="string" calcext:value-type="string">
            <text:p>[Swirl](https://swirlstats.com/students.html): [R programming](http://swirlstats.com/scn/rprog.html) tutorial. [base R cheatsheet](<text:a xlink:href="https://geomoer.github.io/moer-base-r/assets/data/cheatsheets/base-r.pdf).PDF" xlink:type="simple">https://geomoer.github.io/moer-base-r/assets/data/cheatsheets/base-r.pdf).PDF</text:a></text:p>
          </table:table-cell>
        </table:table-row>
        <table:table-row table:style-name="ro3">
          <table:table-cell table:style-name="ce29" office:value-type="string" calcext:value-type="string">
            <text:p>…</text:p>
          </table:table-cell>
          <table:table-cell table:style-name="ce35" office:value-type="date" office:date-value="2024-01-25" calcext:value-type="date">
            <text:p>25/Jan</text:p>
          </table:table-cell>
          <table:table-cell table:style-name="ce32"/>
          <table:table-cell table:style-name="ce29" office:value-type="string" calcext:value-type="string">
            <text:p>for() ; function() and vectorization \n <text:a xlink:href="" xlink:type="simple">lec5_demo</text:a>, <text:a xlink:href="" xlink:type="simple">lec5_practice</text:a></text:p>
          </table:table-cell>
          <table:table-cell table:style-name="ce32"/>
        </table:table-row>
        <table:table-row table:style-name="ro12" table:number-rows-repeated="1048569">
          <table:table-cell table:number-columns-repeated="5"/>
        </table:table-row>
        <table:table-row table:style-name="ro12">
          <table:table-cell table:number-columns-repeated="5"/>
        </table:table-row>
      </table:table>
      <table:table table:name="Assignment plan" table:style-name="ta1"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ce60"/>
        <table:table-column table:style-name="co16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row table:style-name="ro13">
          <table:table-cell office:value-type="string" calcext:value-type="string">
            <text:p>Assmt #</text:p>
          </table:table-cell>
          <table:table-cell table:style-name="ce39" office:value-type="string" calcext:value-type="string">
            <text:p>Lec</text:p>
          </table:table-cell>
          <table:table-cell table:style-name="ce39" office:value-type="string" calcext:value-type="string">
            <text:p>Date</text:p>
          </table:table-cell>
          <table:table-cell table:style-name="ce53" office:value-type="string" calcext:value-type="string">
            <text:p>Topic</text:p>
          </table:table-cell>
          <table:table-cell table:number-columns-repeated="6"/>
        </table:table-row>
        <table:table-row table:style-name="ro12">
          <table:table-cell table:style-name="ce34" office:value-type="string" calcext:value-type="string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50" office:value-type="date" office:date-value="2024-01-09" calcext:value-type="date">
            <text:p>09/Jan</text:p>
          </table:table-cell>
          <table:table-cell table:style-name="ce54" office:value-type="string" calcext:value-type="string">
            <text:p>Introductions and installations</text:p>
          </table:table-cell>
          <table:table-cell table:number-columns-repeated="6"/>
        </table:table-row>
        <table:table-row table:style-name="ro12">
          <table:table-cell table:style-name="ce36" office:value-type="string" calcext:value-type="string">
            <text:p>-</text:p>
          </table:table-cell>
          <table:table-cell table:style-name="ce40" office:value-type="float" office:value="2" calcext:value-type="float">
            <text:p>2</text:p>
          </table:table-cell>
          <table:table-cell table:style-name="ce50" office:value-type="date" office:date-value="2024-01-11" calcext:value-type="date">
            <text:p>11/Jan</text:p>
          </table:table-cell>
          <table:table-cell table:style-name="ce54" office:value-type="string" calcext:value-type="string">
            <text:p>Refresher in statistics, hands-on activity</text:p>
          </table:table-cell>
          <table:table-cell table:number-columns-repeated="6"/>
        </table:table-row>
        <table:table-row table:style-name="ro12">
          <table:table-cell table:style-name="ce66" office:value-type="float" office:value="1" calcext:value-type="float" table:number-columns-spanned="1" table:number-rows-spanned="2">
            <text:p>1</text:p>
          </table:table-cell>
          <table:table-cell table:style-name="ce41" office:value-type="string" calcext:value-type="string">
            <text:p>-</text:p>
          </table:table-cell>
          <table:table-cell table:style-name="ce51" office:value-type="date" office:date-value="2024-01-16" calcext:value-type="date">
            <text:p>16/Jan</text:p>
          </table:table-cell>
          <table:table-cell table:style-name="ce55" office:value-type="string" calcext:value-type="string">
            <text:p>No class</text:p>
          </table:table-cell>
          <table:table-cell table:number-columns-repeated="6"/>
        </table:table-row>
        <table:table-row table:style-name="ro12">
          <table:covered-table-cell/>
          <table:table-cell table:style-name="ce40" office:value-type="float" office:value="3" calcext:value-type="float">
            <text:p>3</text:p>
          </table:table-cell>
          <table:table-cell table:style-name="ce50" office:value-type="date" office:date-value="2024-01-18" calcext:value-type="date">
            <text:p>18/Jan</text:p>
          </table:table-cell>
          <table:table-cell table:style-name="ce54" office:value-type="string" calcext:value-type="string">
            <text:p>R basics, datatypes</text:p>
          </table:table-cell>
          <table:table-cell table:number-columns-repeated="6"/>
        </table:table-row>
        <table:table-row table:style-name="ro12">
          <table:table-cell table:style-name="ce67" table:formula="of:=[.A4]+1" office:value-type="float" office:value="2" calcext:value-type="float" table:number-columns-spanned="1" table:number-rows-spanned="2">
            <text:p>2</text:p>
          </table:table-cell>
          <table:table-cell table:style-name="ce40" office:value-type="float" office:value="4" calcext:value-type="float">
            <text:p>4</text:p>
          </table:table-cell>
          <table:table-cell table:style-name="ce50" office:value-type="date" office:date-value="2024-01-23" calcext:value-type="date">
            <text:p>23/Jan</text:p>
          </table:table-cell>
          <table:table-cell table:style-name="ce54" office:value-type="string" calcext:value-type="string">
            <text:p>R basics 2</text:p>
          </table:table-cell>
          <table:table-cell table:number-columns-repeated="6"/>
        </table:table-row>
        <table:table-row table:style-name="ro12">
          <table:covered-table-cell/>
          <table:table-cell table:style-name="ce40" office:value-type="float" office:value="5" calcext:value-type="float">
            <text:p>5</text:p>
          </table:table-cell>
          <table:table-cell table:style-name="ce50" office:value-type="date" office:date-value="2024-01-25" calcext:value-type="date">
            <text:p>25/Jan</text:p>
          </table:table-cell>
          <table:table-cell table:style-name="ce54" office:value-type="string" calcext:value-type="string">
            <text:p>R basics 3</text:p>
          </table:table-cell>
          <table:table-cell table:number-columns-repeated="6"/>
        </table:table-row>
        <table:table-row table:style-name="ro12">
          <table:table-cell table:style-name="ce66" table:formula="of:=[.A6]+1" office:value-type="float" office:value="3" calcext:value-type="float" table:number-columns-spanned="1" table:number-rows-spanned="2">
            <text:p>3</text:p>
          </table:table-cell>
          <table:table-cell table:style-name="ce40" office:value-type="float" office:value="6" calcext:value-type="float">
            <text:p>6</text:p>
          </table:table-cell>
          <table:table-cell table:style-name="ce50" office:value-type="date" office:date-value="2024-01-30" calcext:value-type="date">
            <text:p>30/Jan</text:p>
          </table:table-cell>
          <table:table-cell table:style-name="ce54" office:value-type="string" calcext:value-type="string">
            <text:p>Basics 4 + Data wrangling in R with `tidyverse`, `dplyr`</text:p>
          </table:table-cell>
          <table:table-cell table:style-name="ce66" office:value-type="float" office:value="3" calcext:value-type="float" table:number-columns-spanned="1" table:number-rows-spanned="4">
            <text:p>3</text:p>
          </table:table-cell>
          <table:table-cell table:number-columns-repeated="3"/>
          <table:table-cell table:style-name="ce66" office:value-type="float" office:value="3" calcext:value-type="float" table:number-columns-spanned="1" table:number-rows-spanned="2">
            <text:p>3</text:p>
          </table:table-cell>
          <table:table-cell/>
        </table:table-row>
        <table:table-row table:style-name="ro12">
          <table:covered-table-cell/>
          <table:table-cell table:style-name="ce40" office:value-type="float" office:value="7" calcext:value-type="float">
            <text:p>7</text:p>
          </table:table-cell>
          <table:table-cell table:style-name="ce50" office:value-type="date" office:date-value="2024-02-01" calcext:value-type="date">
            <text:p>01/Feb</text:p>
          </table:table-cell>
          <table:table-cell table:style-name="ce54" office:value-type="string" calcext:value-type="string">
            <text:p>Data wrangling **workshop**</text:p>
          </table:table-cell>
          <table:covered-table-cell/>
          <table:table-cell table:number-columns-repeated="3"/>
          <table:covered-table-cell/>
          <table:table-cell/>
        </table:table-row>
        <table:table-row table:style-name="ro12">
          <table:table-cell table:style-name="ce64" office:value-type="string" calcext:value-type="string">
            <text:p>break</text:p>
          </table:table-cell>
          <table:table-cell table:style-name="ce40" office:value-type="float" office:value="8" calcext:value-type="float">
            <text:p>8</text:p>
          </table:table-cell>
          <table:table-cell table:style-name="ce50" office:value-type="date" office:date-value="2024-02-06" calcext:value-type="date">
            <text:p>06/Feb</text:p>
          </table:table-cell>
          <table:table-cell table:style-name="ce54" office:value-type="string" calcext:value-type="string">
            <text:p>`ggplot()` plotting</text:p>
          </table:table-cell>
          <table:covered-table-cell/>
          <table:table-cell table:style-name="ce64" office:value-type="string" calcext:value-type="string">
            <text:p>Extra time?</text:p>
          </table:table-cell>
          <table:table-cell table:style-name="ce67" table:formula="of:=4" office:value-type="float" office:value="4" calcext:value-type="float" table:number-columns-spanned="1" table:number-rows-spanned="2">
            <text:p>4</text:p>
          </table:table-cell>
          <table:table-cell table:style-name="ce94" office:value-type="string" calcext:value-type="string" table:number-columns-spanned="1" table:number-rows-spanned="2">
            <text:p>LearnR ~ adv tidyverse</text:p>
          </table:table-cell>
          <table:table-cell table:style-name="ce67" table:formula="of:=4" office:value-type="float" office:value="4" calcext:value-type="float" table:number-columns-spanned="1" table:number-rows-spanned="4">
            <text:p>4</text:p>
          </table:table-cell>
          <table:table-cell office:value-type="string" calcext:value-type="string">
            <text:p>LearnR</text:p>
          </table:table-cell>
        </table:table-row>
        <table:table-row table:style-name="ro12">
          <table:table-cell table:style-name="ce64" office:value-type="string" calcext:value-type="string">
            <text:p>break</text:p>
          </table:table-cell>
          <table:table-cell table:style-name="ce41" office:value-type="string" calcext:value-type="string">
            <text:p>-</text:p>
          </table:table-cell>
          <table:table-cell table:style-name="ce51" office:value-type="date" office:date-value="2024-02-08" calcext:value-type="date">
            <text:p>08/Feb</text:p>
          </table:table-cell>
          <table:table-cell table:style-name="ce55" office:value-type="string" calcext:value-type="string">
            <text:p>No class</text:p>
          </table:table-cell>
          <table:covered-table-cell/>
          <table:table-cell/>
          <table:covered-table-cell table:number-columns-repeated="3"/>
          <table:table-cell/>
        </table:table-row>
        <table:table-row table:style-name="ro12">
          <table:table-cell table:style-name="ce67" table:formula="of:=[.A8]+1" office:value-type="float" office:value="4" calcext:value-type="float" table:number-columns-spanned="1" table:number-rows-spanned="4">
            <text:p>4</text:p>
          </table:table-cell>
          <table:table-cell table:style-name="ce40" office:value-type="float" office:value="9" calcext:value-type="float">
            <text:p>9</text:p>
          </table:table-cell>
          <table:table-cell table:style-name="ce50" office:value-type="date" office:date-value="2024-02-13" calcext:value-type="date">
            <text:p>13/Feb</text:p>
          </table:table-cell>
          <table:table-cell table:style-name="ce54" office:value-type="string" calcext:value-type="string">
            <text:p>Version control using `git`</text:p>
          </table:table-cell>
          <table:table-cell table:style-name="ce67" table:formula="of:=[.E8]+1" office:value-type="float" office:value="4" calcext:value-type="float" table:number-columns-spanned="1" table:number-rows-spanned="4">
            <text:p>4</text:p>
          </table:table-cell>
          <table:table-cell table:style-name="ce94" office:value-type="string" calcext:value-type="string" table:number-columns-spanned="1" table:number-rows-spanned="2">
            <text:p>LearnR ~ adv tidyverse</text:p>
          </table:table-cell>
          <table:table-cell table:style-name="ce66" table:formula="of:=[.G10]+1"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ggplot</text:p>
          </table:table-cell>
          <table:covered-table-cell/>
          <table:table-cell office:value-type="string" calcext:value-type="string">
            <text:p>ggplot</text:p>
          </table:table-cell>
        </table:table-row>
        <table:table-row table:style-name="ro12">
          <table:covered-table-cell/>
          <table:table-cell table:style-name="ce40" office:value-type="float" office:value="10" calcext:value-type="float">
            <text:p>10</text:p>
          </table:table-cell>
          <table:table-cell table:style-name="ce50" office:value-type="date" office:date-value="2024-02-15" calcext:value-type="date">
            <text:p>15/Feb</text:p>
          </table:table-cell>
          <table:table-cell table:style-name="ce54" office:value-type="string" calcext:value-type="string">
            <text:p>`quarto`/`Rmarkdown` to produce reports</text:p>
          </table:table-cell>
          <table:covered-table-cell table:number-columns-repeated="3"/>
          <table:table-cell/>
          <table:covered-table-cell/>
          <table:table-cell/>
        </table:table-row>
        <table:table-row table:style-name="ro12">
          <table:covered-table-cell/>
          <table:table-cell table:style-name="ce40" office:value-type="float" office:value="11" calcext:value-type="float">
            <text:p>11</text:p>
          </table:table-cell>
          <table:table-cell table:style-name="ce50" office:value-type="date" office:date-value="2024-02-20" calcext:value-type="date">
            <text:p>20/Feb</text:p>
          </table:table-cell>
          <table:table-cell table:style-name="ce54" office:value-type="string" calcext:value-type="string">
            <text:p>Data -\&gt; figure pipeline from a research article, **workshop**</text:p>
          </table:table-cell>
          <table:covered-table-cell/>
          <table:table-cell table:style-name="ce94" office:value-type="string" calcext:value-type="string">
            <text:p>Ggplot</text:p>
          </table:table-cell>
          <table:table-cell table:style-name="ce67" table:formula="of:=[.G12]+1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Rmd, git</text:p>
          </table:table-cell>
          <table:table-cell table:number-columns-repeated="2"/>
        </table:table-row>
        <table:table-row table:style-name="ro12">
          <table:covered-table-cell/>
          <table:table-cell table:style-name="ce40" office:value-type="float" office:value="12" calcext:value-type="float">
            <text:p>12</text:p>
          </table:table-cell>
          <table:table-cell table:style-name="ce50" office:value-type="date" office:date-value="2024-02-22" calcext:value-type="date">
            <text:p>22/Feb</text:p>
          </table:table-cell>
          <table:table-cell table:style-name="ce54" office:value-type="string" calcext:value-type="string">
            <text:p>Normal-distributions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2">
          <table:table-cell table:style-name="ce66" table:formula="of:=[.A12]+1" office:value-type="float" office:value="5" calcext:value-type="float" table:number-columns-spanned="1" table:number-rows-spanned="2">
            <text:p>5</text:p>
          </table:table-cell>
          <table:table-cell table:style-name="ce40" office:value-type="float" office:value="13" calcext:value-type="float">
            <text:p>13</text:p>
          </table:table-cell>
          <table:table-cell table:style-name="ce50" office:value-type="date" office:date-value="2024-02-27" calcext:value-type="date">
            <text:p>27/Feb</text:p>
          </table:table-cell>
          <table:table-cell table:style-name="ce54" office:value-type="string" calcext:value-type="string">
            <text:p>Intro to hypothesis testing (*t-tests*)</text:p>
          </table:table-cell>
          <table:table-cell table:style-name="ce66" table:formula="of:=[.E12]+1" office:value-type="float" office:value="5" calcext:value-type="float" table:number-columns-spanned="1" table:number-rows-spanned="4">
            <text:p>5</text:p>
          </table:table-cell>
          <table:table-cell office:value-type="string" calcext:value-type="string">
            <text:p>Rmd, git</text:p>
          </table:table-cell>
          <table:table-cell table:style-name="ce66" table:formula="of:=[.G14]+1"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Submit workshop w comments</text:p>
          </table:table-cell>
          <table:table-cell table:number-columns-repeated="2"/>
        </table:table-row>
        <table:table-row table:style-name="ro12">
          <table:covered-table-cell/>
          <table:table-cell table:style-name="ce40" office:value-type="float" office:value="14" calcext:value-type="float">
            <text:p>14</text:p>
          </table:table-cell>
          <table:table-cell table:style-name="ce50" office:value-type="date" office:date-value="2024-02-29" calcext:value-type="date">
            <text:p>29/Feb</text:p>
          </table:table-cell>
          <table:table-cell table:style-name="ce54" office:value-type="string" calcext:value-type="string">
            <text:p>Problems with p-values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2">
          <table:table-cell/>
          <table:table-cell table:style-name="ce40" office:value-type="float" office:value="15" calcext:value-type="float">
            <text:p>15</text:p>
          </table:table-cell>
          <table:table-cell table:style-name="ce50" office:value-type="date" office:date-value="2024-03-05" calcext:value-type="date">
            <text:p>05/Mar</text:p>
          </table:table-cell>
          <table:table-cell table:style-name="ce54" office:value-type="string" calcext:value-type="string">
            <text:p>Linear regression (*2 dimensional data*)</text:p>
          </table:table-cell>
          <table:covered-table-cell/>
          <table:table-cell table:number-columns-repeated="5"/>
        </table:table-row>
        <table:table-row table:style-name="ro12">
          <table:table-cell/>
          <table:table-cell table:style-name="ce42" table:number-columns-repeated="2"/>
          <table:table-cell table:style-name="ce56"/>
          <table:covered-table-cell/>
          <table:table-cell table:number-columns-repeated="5"/>
        </table:table-row>
        <table:table-row table:style-name="ro12">
          <table:table-cell/>
          <table:table-cell table:style-name="ce47" office:value-type="string" calcext:value-type="string">
            <text:p>-</text:p>
          </table:table-cell>
          <table:table-cell table:style-name="ce52" office:value-type="string" calcext:value-type="string">
            <text:p>4th or 5th/Mar</text:p>
          </table:table-cell>
          <table:table-cell table:style-name="ce57" office:value-type="string" calcext:value-type="string">
            <text:p>Review session</text:p>
          </table:table-cell>
          <table:table-cell table:number-columns-repeated="6"/>
        </table:table-row>
        <table:table-row table:style-name="ro12">
          <table:table-cell/>
          <table:table-cell table:style-name="ce47" office:value-type="float" office:value="16" calcext:value-type="float">
            <text:p>16</text:p>
          </table:table-cell>
          <table:table-cell table:style-name="ce52" office:value-type="date" office:date-value="2024-03-07" calcext:value-type="date">
            <text:p>07/Mar</text:p>
          </table:table-cell>
          <table:table-cell table:style-name="ce58" office:value-type="string" calcext:value-type="string">
            <text:p>Midterm</text:p>
          </table:table-cell>
          <table:table-cell table:number-columns-repeated="6"/>
        </table:table-row>
        <table:table-row table:style-name="ro12">
          <table:table-cell/>
          <table:table-cell table:style-name="ce41" office:value-type="string" calcext:value-type="string">
            <text:p>-</text:p>
          </table:table-cell>
          <table:table-cell table:style-name="ce51" office:value-type="string" calcext:value-type="string">
            <text:p>9-17/Mar</text:p>
          </table:table-cell>
          <table:table-cell table:style-name="ce59" office:value-type="string" calcext:value-type="string">
            <text:p>Spring break</text:p>
          </table:table-cell>
          <table:table-cell table:number-columns-repeated="6"/>
        </table:table-row>
        <table:table-row table:style-name="ro12">
          <table:table-cell/>
          <table:table-cell table:style-name="ce48"/>
          <table:table-cell table:style-name="ce50"/>
          <table:table-cell table:style-name="ce54"/>
          <table:table-cell table:number-columns-repeated="6"/>
        </table:table-row>
        <table:table-row table:style-name="ro12">
          <table:table-cell table:style-name="ce65" office:value-type="float" office:value="6" calcext:value-type="float" table:number-columns-spanned="1" table:number-rows-spanned="4">
            <text:p>6</text:p>
          </table:table-cell>
          <table:table-cell table:style-name="ce40" office:value-type="float" office:value="17" calcext:value-type="float">
            <text:p>17</text:p>
          </table:table-cell>
          <table:table-cell table:style-name="ce50" office:value-type="date" office:date-value="2024-03-19" calcext:value-type="date">
            <text:p>19/Mar</text:p>
          </table:table-cell>
          <table:table-cell table:style-name="ce54" office:value-type="string" calcext:value-type="string">
            <text:p>Linear regression fitting</text:p>
          </table:table-cell>
          <table:table-cell table:style-name="ce34" office:value-type="string" calcext:value-type="string">
            <text:p>-</text:p>
          </table:table-cell>
          <table:table-cell table:number-columns-repeated="5"/>
        </table:table-row>
        <table:table-row table:style-name="ro12">
          <table:covered-table-cell/>
          <table:table-cell table:style-name="ce40" office:value-type="float" office:value="18" calcext:value-type="float">
            <text:p>18</text:p>
          </table:table-cell>
          <table:table-cell table:style-name="ce50" office:value-type="date" office:date-value="2024-03-21" calcext:value-type="date">
            <text:p>21/Mar</text:p>
          </table:table-cell>
          <table:table-cell table:style-name="ce54" office:value-type="string" calcext:value-type="string">
            <text:p>Re-capitulate t-tests using linear regression fitting</text:p>
          </table:table-cell>
          <table:table-cell table:style-name="ce36" office:value-type="string" calcext:value-type="string">
            <text:p>-</text:p>
          </table:table-cell>
          <table:table-cell table:number-columns-repeated="5"/>
        </table:table-row>
        <table:table-row table:style-name="ro12">
          <table:covered-table-cell/>
          <table:table-cell table:style-name="ce40" office:value-type="float" office:value="19" calcext:value-type="float">
            <text:p>19</text:p>
          </table:table-cell>
          <table:table-cell table:style-name="ce50" office:value-type="date" office:date-value="2024-03-26" calcext:value-type="date">
            <text:p>26/Mar</text:p>
          </table:table-cell>
          <table:table-cell table:style-name="ce54" office:value-type="string" calcext:value-type="string">
            <text:p>Data -\&gt; statistics pipeline from a research article, **workshop**</text:p>
          </table:table-cell>
          <table:table-cell table:style-name="ce66" office:value-type="float" office:value="6" calcext:value-type="float" table:number-columns-spanned="1" table:number-rows-spanned="2">
            <text:p>6</text:p>
          </table:table-cell>
          <table:table-cell office:value-type="string" calcext:value-type="string">
            <text:p>T-tests</text:p>
          </table:table-cell>
          <table:table-cell table:style-name="ce66" table:formula="of:=8" office:value-type="float" office:value="8" calcext:value-type="float" table:number-columns-spanned="1" table:number-rows-spanned="2">
            <text:p>8</text:p>
          </table:table-cell>
          <table:table-cell office:value-type="string" calcext:value-type="string">
            <text:p>T-tests, caveats</text:p>
          </table:table-cell>
          <table:table-cell table:number-columns-repeated="2"/>
        </table:table-row>
        <table:table-row table:style-name="ro12">
          <table:covered-table-cell/>
          <table:table-cell table:style-name="ce40" office:value-type="float" office:value="20" calcext:value-type="float">
            <text:p>20</text:p>
          </table:table-cell>
          <table:table-cell table:style-name="ce50" office:value-type="date" office:date-value="2024-03-28" calcext:value-type="date">
            <text:p>28/Mar</text:p>
          </table:table-cell>
          <table:table-cell table:style-name="ce54" office:value-type="string" calcext:value-type="string">
            <text:p>Non-linear regressions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2">
          <table:table-cell table:style-name="ce67" table:formula="of:=[.A24]+1" office:value-type="float" office:value="7" calcext:value-type="float" table:number-columns-spanned="1" table:number-rows-spanned="4">
            <text:p>7</text:p>
          </table:table-cell>
          <table:table-cell table:style-name="ce40" office:value-type="float" office:value="21" calcext:value-type="float">
            <text:p>21</text:p>
          </table:table-cell>
          <table:table-cell table:style-name="ce50" office:value-type="date" office:date-value="2024-04-02" calcext:value-type="date">
            <text:p>02/Apr</text:p>
          </table:table-cell>
          <table:table-cell table:style-name="ce54" office:value-type="string" calcext:value-type="string">
            <text:p>Bootstrapping</text:p>
          </table:table-cell>
          <table:table-cell table:style-name="ce67" table:formula="of:=[.E26]+1" office:value-type="float" office:value="7" calcext:value-type="float" table:number-columns-spanned="1" table:number-rows-spanned="4">
            <text:p>7</text:p>
          </table:table-cell>
          <table:table-cell office:value-type="string" calcext:value-type="string">
            <text:p>linear regres.</text:p>
          </table:table-cell>
          <table:table-cell table:style-name="ce67" table:formula="of:=[.G26]+1" office:value-type="float" office:value="9" calcext:value-type="float" table:number-columns-spanned="1" table:number-rows-spanned="2">
            <text:p>9</text:p>
          </table:table-cell>
          <table:table-cell office:value-type="string" calcext:value-type="string">
            <text:p>Linear regression</text:p>
          </table:table-cell>
          <table:table-cell table:number-columns-repeated="2"/>
        </table:table-row>
        <table:table-row table:style-name="ro12">
          <table:covered-table-cell/>
          <table:table-cell table:style-name="ce40" office:value-type="float" office:value="22" calcext:value-type="float">
            <text:p>22</text:p>
          </table:table-cell>
          <table:table-cell table:style-name="ce50" office:value-type="date" office:date-value="2024-04-04" calcext:value-type="date">
            <text:p>04/Apr</text:p>
          </table:table-cell>
          <table:table-cell table:style-name="ce54" office:value-type="string" calcext:value-type="string">
            <text:p>Working with higher dimensional data</text:p>
          </table:table-cell>
          <table:covered-table-cell/>
          <table:table-cell office:value-type="string" calcext:value-type="string">
            <text:p>non linear reg.</text:p>
          </table:table-cell>
          <table:covered-table-cell/>
          <table:table-cell table:number-columns-repeated="3"/>
        </table:table-row>
        <table:table-row table:style-name="ro12">
          <table:covered-table-cell/>
          <table:table-cell table:style-name="ce40" office:value-type="float" office:value="23" calcext:value-type="float">
            <text:p>23</text:p>
          </table:table-cell>
          <table:table-cell table:style-name="ce50" office:value-type="date" office:date-value="2024-04-09" calcext:value-type="date">
            <text:p>09/Apr</text:p>
          </table:table-cell>
          <table:table-cell table:style-name="ce54" office:value-type="string" calcext:value-type="string">
            <text:p>critique statistics from a research article, **workshop**</text:p>
          </table:table-cell>
          <table:covered-table-cell/>
          <table:table-cell/>
          <table:table-cell table:style-name="ce66" table:formula="of:=[.G28]+1" office:value-type="float" office:value="10" calcext:value-type="float" table:number-columns-spanned="1" table:number-rows-spanned="2">
            <text:p>10</text:p>
          </table:table-cell>
          <table:table-cell office:value-type="string" calcext:value-type="string">
            <text:p>Bootstrapping-conceptual?</text:p>
          </table:table-cell>
          <table:table-cell table:number-columns-repeated="2"/>
        </table:table-row>
        <table:table-row table:style-name="ro12">
          <table:covered-table-cell/>
          <table:table-cell table:style-name="ce49" office:value-type="float" office:value="24" calcext:value-type="float">
            <text:p>24</text:p>
          </table:table-cell>
          <table:table-cell table:style-name="ce50" office:value-type="date" office:date-value="2024-04-11" calcext:value-type="date">
            <text:p>11/Apr</text:p>
          </table:table-cell>
          <table:table-cell table:style-name="ce54" office:value-type="string" calcext:value-type="string">
            <text:p>Using AI based tools to speed up writing code</text:p>
          </table:table-cell>
          <table:covered-table-cell/>
          <table:table-cell/>
          <table:covered-table-cell/>
          <table:table-cell table:number-columns-repeated="3"/>
        </table:table-row>
        <table:table-row table:style-name="ro12">
          <table:table-cell/>
          <table:table-cell table:style-name="ce40" office:value-type="float" office:value="25" calcext:value-type="float">
            <text:p>25</text:p>
          </table:table-cell>
          <table:table-cell table:style-name="ce50" office:value-type="date" office:date-value="2024-04-16" calcext:value-type="date">
            <text:p>16/Apr</text:p>
          </table:table-cell>
          <table:table-cell table:style-name="ce54" office:value-type="string" calcext:value-type="string">
            <text:p>Student presentations 1</text:p>
          </table:table-cell>
          <table:table-cell table:number-columns-repeated="6"/>
        </table:table-row>
        <table:table-row table:style-name="ro12">
          <table:table-cell/>
          <table:table-cell table:style-name="ce49" office:value-type="float" office:value="26" calcext:value-type="float">
            <text:p>26</text:p>
          </table:table-cell>
          <table:table-cell table:style-name="ce50" office:value-type="date" office:date-value="2024-04-18" calcext:value-type="date">
            <text:p>18/Apr</text:p>
          </table:table-cell>
          <table:table-cell table:style-name="ce54" office:value-type="string" calcext:value-type="string">
            <text:p>Student presentations 2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2" office:value-type="string" calcext:value-type="string">
            <text:p>?</text:p>
          </table:table-cell>
          <table:table-cell table:style-name="ce56" office:value-type="string" calcext:value-type="string">
            <text:p>more presentations?</text:p>
          </table:table-cell>
          <table:table-cell table:number-columns-repeated="6"/>
        </table:table-row>
        <table:table-row table:style-name="ro12">
          <table:table-cell/>
          <table:table-cell table:style-name="ce42" table:number-columns-repeated="2"/>
          <table:table-cell table:style-name="ce54"/>
          <table:table-cell table:number-columns-repeated="6"/>
        </table:table-row>
        <table:table-row table:style-name="ro12">
          <table:table-cell/>
          <table:table-cell table:style-name="ce47" office:value-type="string" calcext:value-type="string">
            <text:p>-</text:p>
          </table:table-cell>
          <table:table-cell table:style-name="ce52" office:value-type="string" calcext:value-type="string">
            <text:p>24-30/Apr</text:p>
          </table:table-cell>
          <table:table-cell table:style-name="ce58" office:value-type="string" calcext:value-type="string">
            <text:p>Final exam</text:p>
          </table:table-cell>
          <table:table-cell table:number-columns-repeated="6"/>
        </table:table-row>
        <table:table-row table:style-name="ro12" table:number-rows-repeated="1048539">
          <table:table-cell table:number-columns-repeated="10"/>
        </table:table-row>
        <table:table-row table:style-name="ro12">
          <table:table-cell table:number-columns-repeated="10"/>
        </table:table-row>
      </table:table>
      <table:table table:name="Grade distribution" table:style-name="ta1">
        <table:table-column table:style-name="co2" table:default-cell-style-name="ce86"/>
        <table:table-column table:style-name="co17" table:default-cell-style-name="ce87"/>
        <table:table-column table:style-name="co18" table:default-cell-style-name="ce86"/>
        <table:table-column table:style-name="co2" table:default-cell-style-name="Default"/>
        <table:table-column table:style-name="co19" table:default-cell-style-name="ce90"/>
        <table:table-row table:style-name="ro12">
          <table:table-cell table:style-name="ce85" office:value-type="string" calcext:value-type="string">
            <text:p>Assignment</text:p>
          </table:table-cell>
          <table:table-cell table:style-name="ce85" office:value-type="string" calcext:value-type="string">
            <text:p>Total grade</text:p>
          </table:table-cell>
          <table:table-cell table:style-name="ce85" office:value-type="string" calcext:value-type="string">
            <text:p>Details</text:p>
          </table:table-cell>
          <table:table-cell table:style-name="ce85" office:value-type="string" calcext:value-type="string">
            <text:p># instances</text:p>
          </table:table-cell>
          <table:table-cell table:style-name="ce85" office:value-type="string" calcext:value-type="string">
            <text:p>Grade / x</text:p>
          </table:table-cell>
        </table:table-row>
        <table:table-row table:style-name="ro12">
          <table:table-cell office:value-type="string" calcext:value-type="string">
            <text:p>Attendance</text:p>
          </table:table-cell>
          <table:table-cell office:value-type="percentage" office:value="0.1" calcext:value-type="percentage">
            <text:p>10%</text:p>
          </table:table-cell>
          <table:table-cell table:style-name="ce88" office:value-type="string" calcext:value-type="string">
            <text:p>on zoom with permission</text:p>
          </table:table-cell>
          <table:table-cell office:value-type="float" office:value="25" calcext:value-type="float">
            <text:p>25</text:p>
          </table:table-cell>
          <table:table-cell table:formula="of:=[.B2]/[.D2]" office:value-type="float" office:value="0.004" calcext:value-type="float">
            <text:p>0.004</text:p>
          </table:table-cell>
        </table:table-row>
        <table:table-row table:style-name="ro14">
          <table:table-cell office:value-type="string" calcext:value-type="string">
            <text:p>Participation</text:p>
          </table:table-cell>
          <table:table-cell office:value-type="percentage" office:value="0.1" calcext:value-type="percentage">
            <text:p>10%</text:p>
          </table:table-cell>
          <table:table-cell office:value-type="string" calcext:value-type="string">
            <text:p>online discussion board (ask/answer), office hours, in-class participation</text:p>
          </table:table-cell>
          <table:table-cell table:number-columns-repeated="2"/>
        </table:table-row>
        <table:table-row table:style-name="ro12">
          <table:table-cell office:value-type="string" calcext:value-type="string">
            <text:p>Problem sets</text:p>
          </table:table-cell>
          <table:table-cell office:value-type="percentage" office:value="0.4" calcext:value-type="percentage">
            <text:p>40%</text:p>
          </table:table-cell>
          <table:table-cell table:style-name="ce89"/>
          <table:table-cell office:value-type="float" office:value="7" calcext:value-type="float">
            <text:p>7</text:p>
          </table:table-cell>
          <table:table-cell table:formula="of:=[.B4]/[.D4]" office:value-type="float" office:value="0.0571428571428571" calcext:value-type="float">
            <text:p>0.057</text:p>
          </table:table-cell>
        </table:table-row>
        <table:table-row table:style-name="ro12">
          <table:table-cell office:value-type="string" calcext:value-type="string">
            <text:p>Midterm</text:p>
          </table:table-cell>
          <table:table-cell office:value-type="percentage" office:value="0.2" calcext:value-type="percentage">
            <text:p>20%</text:p>
          </table:table-cell>
          <table:table-cell table:style-name="ce89"/>
          <table:table-cell office:value-type="float" office:value="1" calcext:value-type="float">
            <text:p>1</text:p>
          </table:table-cell>
          <table:table-cell table:formula="of:=[.B5]/[.D5]" office:value-type="float" office:value="0.2" calcext:value-type="float">
            <text:p>0.200</text:p>
          </table:table-cell>
        </table:table-row>
        <table:table-row table:style-name="ro14">
          <table:table-cell office:value-type="string" calcext:value-type="string">
            <text:p>Final / project</text:p>
          </table:table-cell>
          <table:table-cell office:value-type="percentage" office:value="0.2" calcext:value-type="percentage">
            <text:p>20%</text:p>
          </table:table-cell>
          <table:table-cell office:value-type="string" calcext:value-type="string">
            <text:p>For BIOS 538 : Final project presentation : 10% and report 10%</text:p>
          </table:table-cell>
          <table:table-cell office:value-type="float" office:value="1" calcext:value-type="float">
            <text:p>1</text:p>
          </table:table-cell>
          <table:table-cell table:formula="of:=[.B6]/[.D6]" office:value-type="float" office:value="0.2" calcext:value-type="float">
            <text:p>0.200</text:p>
          </table:table-cell>
        </table:table-row>
        <table:table-row table:style-name="ro12">
          <table:table-cell table:style-name="Default" table:number-columns-repeated="3"/>
          <table:table-cell/>
          <table:table-cell table:style-name="Default"/>
        </table:table-row>
        <table:table-row table:style-name="ro12">
          <table:table-cell table:style-name="Default" table:number-columns-repeated="3"/>
          <table:table-cell office:value-type="string" calcext:value-type="string">
            <text:p>tally total:</text:p>
          </table:table-cell>
          <table:table-cell table:style-name="Default" table:formula="of:=SUMPRODUCT([.D2:.D6];[.E2:.E6])" office:value-type="float" office:value="0.9" calcext:value-type="float">
            <text:p>0.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6" loext:min-decimal-places="16" number:min-integer-digits="1"/>
    </number:number-style>
    <number:number-style style:name="N113">
      <number:number number:decimal-places="15" loext:min-decimal-places="15" number:min-integer-digits="1"/>
    </number:number-style>
    <number:number-style style:name="N114">
      <number:number number:decimal-places="14" loext:min-decimal-places="14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2" loext:min-decimal-places="12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8">
      <number:number number:decimal-places="10" loext:min-decimal-places="10" number:min-integer-digits="1"/>
    </number:number-style>
    <number:number-style style:name="N119">
      <number:number number:decimal-places="9" loext:min-decimal-places="9" number:min-integer-digits="1"/>
    </number:number-style>
    <number:number-style style:name="N120">
      <number:number number:decimal-places="8" loext:min-decimal-places="8" number:min-integer-digits="1"/>
    </number:number-style>
    <number:number-style style:name="N121">
      <number:number number:decimal-places="7" loext:min-decimal-places="7" number:min-integer-digits="1"/>
    </number:number-style>
    <number:number-style style:name="N122">
      <number:number number:decimal-places="6" loext:min-decimal-places="6" number:min-integer-digits="1"/>
    </number:number-style>
    <number:number-style style:name="N123">
      <number:number number:decimal-places="5" loext:min-decimal-places="5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6">00/00/0000</text:date>, <text:time style:data-style-name="N2" text:time-value="12:25:12.5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 ymous</meta:initial-creator>
    <meta:creation-date>2024-01-27T09:37:55.656000000</meta:creation-date>
    <dc:date>2024-02-06T14:31:02.695000000</dc:date>
    <dc:creator>Anon ymous</dc:creator>
    <meta:editing-duration>PT8H24M38S</meta:editing-duration>
    <meta:editing-cycles>62</meta:editing-cycles>
    <meta:generator>LibreOffice/6.2.0.3$Windows_X86_64 LibreOffice_project/98c6a8a1c6c7b144ce3cc729e34964b47ce25d62</meta:generator>
    <meta:document-statistic meta:table-count="5" meta:cell-count="350" meta:object-count="0"/>
  </office:meta>
</office:document-meta>
</file>